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_20211011" table:style-name="ta1">
        <table:shapes>
          <draw:frame draw:z-index="0" draw:style-name="gr1" draw:text-style-name="P1" svg:width="453.86pt" svg:height="255.26pt" svg:x="605.17pt" svg:y="88.84pt">
            <draw:object draw:notify-on-update-of-ranges="th_20211011.C1:th_20211011.C1 th_20211011.C2:th_20211011.C11 th_20211011.D1:th_20211011.D1 th_20211011.D2:th_2021101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<text:s/># of clusters</text:p>
          </table:table-cell>
          <table:table-cell/>
          <table:table-cell office:value-type="string" calcext:value-type="string">
            <text:p><text:s/>16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 + Nonthreading</text:p>
          </table:table-cell>
          <table:table-cell office:value-type="float" office:value="9200610.26" calcext:value-type="float">
            <text:p>920061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 + Nonthreading</text:p>
          </table:table-cell>
          <table:table-cell office:value-type="float" office:value="8699701.24" calcext:value-type="float">
            <text:p>8699701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fixedkey + Cluster (2) + Threading</text:p>
          </table:table-cell>
          <table:table-cell office:value-type="float" office:value="2327.29" calcext:value-type="float">
            <text:p>2327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fixedkey + Cluster (4) + Threading</text:p>
          </table:table-cell>
          <table:table-cell office:value-type="float" office:value="2066.26" calcext:value-type="float">
            <text:p>2066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fixedkey + Cluster (6) + Threading</text:p>
          </table:table-cell>
          <table:table-cell office:value-type="float" office:value="1886.01" calcext:value-type="float">
            <text:p>1886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fixedkey + Global + Threading</text:p>
          </table:table-cell>
          <table:table-cell office:value-type="float" office:value="2476.63" calcext:value-type="float">
            <text:p>2476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key + Cluster (2) + Threading</text:p>
          </table:table-cell>
          <table:table-cell office:value-type="float" office:value="2348.16" calcext:value-type="float">
            <text:p>2348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key + Cluster (4) + Threading</text:p>
          </table:table-cell>
          <table:table-cell office:value-type="float" office:value="1990.21" calcext:value-type="float">
            <text:p>1990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key + Cluster (6) + Threading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key + Global + Threading</text:p>
          </table:table-cell>
          <table:table-cell office:value-type="float" office:value="2444.01" calcext:value-type="float">
            <text:p>2444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1T15:47:58.773094609</dc:date>
    <meta:editing-duration>PT21M32S</meta:editing-duration>
    <meta:editing-cycles>1</meta:editing-cycles>
    <meta:document-statistic meta:table-count="1" meta:cell-count="4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bar" chart:style-name="ch1">
        <chart:plot-area chart:style-name="ch2" table:cell-range-address="th_20211011.C1:th_20211011.D11" chart:data-source-has-labels="both" svg:x="1.331cm" svg:y="0.18cm" svg:width="14.361cm" svg:height="8.646cm">
          <chartooo:coordinate-region svg:x="4.91cm" svg:y="0.18cm" svg:width="10.782cm" svg:height="3.782cm"/>
          <chart:axis chart:dimension="x" chart:name="primary-x" chart:style-name="ch3" chartooo:axis-type="auto">
            <chartooo:date-scale/>
            <chart:categories table:cell-range-address="th_20211011.C2:th_20211011.C11"/>
          </chart:axis>
          <chart:axis chart:dimension="y" chart:name="primary-y" chart:style-name="ch4">
            <chart:title svg:x="0.451cm" svg:y="8.291cm" chart:style-name="ch5">
              <text:p>Elapsed Time for Token Detection (in nanoseconds)</text:p>
            </chart:title>
            <chart:grid chart:style-name="ch6" chart:class="major"/>
          </chart:axis>
          <chart:series chart:style-name="ch7" chart:values-cell-range-address="th_20211011.D2:th_20211011.D11" chart:label-cell-address="th_20211011.D1:th_20211011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16k</text:p>
                <draw:g>
                  <svg:desc>th_20211011.D1:th_2021101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fixedkey + Global + Nonthreading</text:p>
                <draw:g>
                  <svg:desc>th_20211011.C2:th_20211011.C11</svg:desc>
                </draw:g>
              </table:table-cell>
              <table:table-cell office:value-type="float" office:value="9200610.26">
                <text:p>9200610.26</text:p>
                <draw:g>
                  <svg:desc>th_20211011.D2:th_20211011.D11</svg:desc>
                </draw:g>
              </table:table-cell>
            </table:table-row>
            <table:table-row>
              <table:table-cell office:value-type="string">
                <text:p>Fixedkey + Global + Nonthreading</text:p>
              </table:table-cell>
              <table:table-cell office:value-type="float" office:value="8699701.24">
                <text:p>8699701.24</text:p>
              </table:table-cell>
            </table:table-row>
            <table:table-row>
              <table:table-cell office:value-type="string">
                <text:p>Nonfixedkey + Cluster (2) + Threading</text:p>
              </table:table-cell>
              <table:table-cell office:value-type="float" office:value="2327.29">
                <text:p>2327.29</text:p>
              </table:table-cell>
            </table:table-row>
            <table:table-row>
              <table:table-cell office:value-type="string">
                <text:p>Nonfixedkey + Cluster (4) + Threading</text:p>
              </table:table-cell>
              <table:table-cell office:value-type="float" office:value="2066.26">
                <text:p>2066.26</text:p>
              </table:table-cell>
            </table:table-row>
            <table:table-row>
              <table:table-cell office:value-type="string">
                <text:p>Nonfixedkey + Cluster (6) + Threading</text:p>
              </table:table-cell>
              <table:table-cell office:value-type="float" office:value="1886.01">
                <text:p>1886.01</text:p>
              </table:table-cell>
            </table:table-row>
            <table:table-row>
              <table:table-cell office:value-type="string">
                <text:p>Nonfixedkey + Global + Threading</text:p>
              </table:table-cell>
              <table:table-cell office:value-type="float" office:value="2476.63">
                <text:p>2476.63</text:p>
              </table:table-cell>
            </table:table-row>
            <table:table-row>
              <table:table-cell office:value-type="string">
                <text:p>Fixedkey + Cluster (2) + Threading</text:p>
              </table:table-cell>
              <table:table-cell office:value-type="float" office:value="2348.16">
                <text:p>2348.16</text:p>
              </table:table-cell>
            </table:table-row>
            <table:table-row>
              <table:table-cell office:value-type="string">
                <text:p>Fixedkey + Cluster (4) + Threading</text:p>
              </table:table-cell>
              <table:table-cell office:value-type="float" office:value="1990.21">
                <text:p>1990.21</text:p>
              </table:table-cell>
            </table:table-row>
            <table:table-row>
              <table:table-cell office:value-type="string">
                <text:p>Fixedkey + Cluster (6) + Threading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Fixedkey + Global + Threading</text:p>
              </table:table-cell>
              <table:table-cell office:value-type="float" office:value="2444.01">
                <text:p>2444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